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d2a37" officeooo:paragraph-rsid="001d2a37"/>
    </style:style>
    <style:style style:name="T1" style:family="text">
      <style:text-properties fo:font-variant="small-caps"/>
    </style:style>
    <style:style style:name="T2" style:family="text">
      <style:text-properties officeooo:rsid="001f46da"/>
    </style:style>
    <style:style style:name="T3" style:family="text">
      <style:text-properties officeooo:rsid="0021deab"/>
    </style:style>
    <style:style style:name="T4" style:family="text">
      <style:text-properties officeooo:rsid="00221d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8:30-35</text:h>
      <text:h text:style-name="Heading_20_2" text:outline-level="2"><text:bookmark text:name="en-GNT-5685"/>The Law Is Read at Mount Ebal</text:h>
      <text:list xml:id="list2054392567" text:style-name="L1">
        <text:list-item>
          <text:p text:style-name="P1">Then Joshua built on Mount Ebal an altar to the <text:span text:style-name="T1">Lord</text:span>, the God of Israel. <text:bookmark text:name="en-GNT-5686"/>He made it according to the instructions that Moses, the <text:span text:style-name="T1">Lord</text:span>'s servant, had given the Israelites, as it says in the Law of Moses: “an altar made of stones which have not been cut with iron tools.” On it they offered burnt sacrifices to the <text:span text:style-name="T1">Lord</text:span>, and they also presented their fellowship offerings. <text:bookmark text:name="en-GNT-5687"/>There, with the Israelites looking on, Joshua made on the stones a copy of the Law which Moses had written. <text:bookmark text:name="en-GNT-5688"/>The Israelites, with their leaders, officers, and judges, as well as the foreigners among them, stood on two sides of the <text:span text:style-name="T1">Lord</text:span>'s Covenant Box, facing the levitical priests who carried it. Half of the people stood with their backs to Mount Gerizim and the other half with their backs to Mount Ebal. The <text:span text:style-name="T1">Lord</text:span>'s servant Moses had commanded them to do this when the time came for them to receive the blessing. <text:bookmark text:name="en-GNT-5689"/>Joshua then read aloud the whole Law, including the blessings and the curses, just as they are written in the book of the Law. <text:bookmark text:name="en-GNT-5690"/>Every one of the commandments of Moses was read by Joshua to the whole gathering, which included women and children, as well as the foreigners living among them.</text:p>
        </text:list-item>
        <text:list-item>
          <text:p text:style-name="P2">The Israelites build an alter on mount Ebal according to the design specifications given by Moses. On the alter they offered their burnt and fellowship offerings. <text:span text:style-name="T2">They also read the law of Moses. </text:span><text:span text:style-name="T3">The Israelites were honouring their part of the covernant, which pleases the Lord. What is our part of the covernant with the Lord God? Do we honour it? </text:span><text:span text:style-name="T4">Let’s seek to know our side of the covernant and honour it, it pleases the Lord God and he will honour his part of the covernant in our tim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8T09:02:14.915173278</meta:creation-date>
    <dc:date>2022-06-18T09:23:21.656390923</dc:date>
    <meta:editing-duration>PT21M4S</meta:editing-duration>
    <meta:editing-cycles>8</meta:editing-cycles>
    <meta:generator>LibreOffice/6.4.7.2$Linux_X86_64 LibreOffice_project/40$Build-2</meta:generator>
    <meta:document-statistic meta:table-count="0" meta:image-count="0" meta:object-count="0" meta:page-count="1" meta:paragraph-count="4" meta:word-count="313" meta:character-count="1710" meta:non-whitespace-character-count="1403"/>
  </office:meta>
</office:document-meta>
</file>